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3.4626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Хэн</text:p>
          </table:table-cell>
          <table:table-cell table:style-name="ce1" office:value-type="string" calcext:value-type="string">
            <text:p>Шалтгаан</text:p>
          </table:table-cell>
          <table:table-cell table:style-name="ce1" office:value-type="string" calcext:value-type="string">
            <text:p>Зорилго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Төслөө сонгож орохын тулд</text:p>
          </table:table-cell>
          <table:table-cell office:value-type="string" calcext:value-type="string">
            <text:p>Төслүүдээ хармаар байна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Төслөө сонгоод доторх product backlog-оо хянахын тулд</text:p>
          </table:table-cell>
          <table:table-cell office:value-type="string" calcext:value-type="string">
            <text:p>Төслийн product backlog-оо хармаар байна.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Хэрэгцээндээ тааруулж</text:p>
          </table:table-cell>
          <table:table-cell office:value-type="string" calcext:value-type="string">
            <text:p>Backlog-оо User story форматаар бичдэг баймаар байна.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Хөгжүүлэгчид ажлын дарааллыг тодорхой болгохын тулд</text:p>
          </table:table-cell>
          <table:table-cell office:value-type="string" calcext:value-type="string">
            <text:p>Backlog-оо эрэмбэлдэг баймаар байна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crum master</text:p>
          </table:table-cell>
          <table:table-cell office:value-type="string" calcext:value-type="string">
            <text:p>Хөгжүүлэлт хэзээ дуусахыг тооцолохын тулд</text:p>
          </table:table-cell>
          <table:table-cell office:value-type="string" calcext:value-type="string">
            <text:p>Backlog-д оноо тавьдаг баймаар байна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crum master</text:p>
          </table:table-cell>
          <table:table-cell office:value-type="string" calcext:value-type="string">
            <text:p>Backlog-ыг хөгжүүлэгчид хуваахын тулд</text:p>
          </table:table-cell>
          <table:table-cell office:value-type="string" calcext:value-type="string">
            <text:p>Backlog-г дотор нь subtask болгон задалмаар байна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crum master</text:p>
          </table:table-cell>
          <table:table-cell office:value-type="string" calcext:value-type="string">
            <text:p>Backlog-ыг хөгжүүлэгчид хуваарьлахын тулд</text:p>
          </table:table-cell>
          <table:table-cell office:value-type="string" calcext:value-type="string">
            <text:p>Backlog бүр дээр хүн хуваарьлаж болдог баймаар байна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crum master</text:p>
          </table:table-cell>
          <table:table-cell office:value-type="string" calcext:value-type="string">
            <text:p>Subtask-ыг хэн хийх нь тодорхой байлгахын тулд</text:p>
          </table:table-cell>
          <table:table-cell office:value-type="string" calcext:value-type="string">
            <text:p>Subtask-ийг хуваарьлаж болдог баймаар байна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um master</text:p>
          </table:table-cell>
          <table:table-cell office:value-type="string" calcext:value-type="string">
            <text:p>Subtask-ыг үнэлэхийн тулд</text:p>
          </table:table-cell>
          <table:table-cell office:value-type="string" calcext:value-type="string">
            <text:p>Subtask-д оноо өгдөг баймаар байна.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7:47:12.997792690</meta:creation-date>
    <dc:date>2021-08-22T18:21:34.159529821</dc:date>
    <meta:editing-duration>PT3M39S</meta:editing-duration>
    <meta:editing-cycles>1</meta:editing-cycles>
    <meta:generator>LibreOffice/6.4.7.2$Linux_X86_64 LibreOffice_project/40$Build-2</meta:generator>
    <meta:document-statistic meta:table-count="1" meta:cell-count="35" meta:object-count="0"/>
  </office:meta>
</office:document-meta>
</file>